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e41" officeooo:paragraph-rsid="00126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(logn) tardas en hacer el H, log n para la binary search, y n para llenar los escrib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4:48:40.023244130</meta:creation-date>
    <dc:date>2019-07-12T19:17:40.501273796</dc:date>
    <meta:editing-duration>PT3H47M43S</meta:editing-duration>
    <meta:editing-cycles>1</meta:editing-cycles>
    <meta:document-statistic meta:table-count="0" meta:image-count="0" meta:object-count="0" meta:page-count="1" meta:paragraph-count="1" meta:word-count="18" meta:character-count="87" meta:non-whitespace-character-count="70"/>
    <meta:generator>LibreOffice/6.0.7.3$Linux_X86_64 LibreOffice_project/00m0$Build-3</meta:generator>
  </office:meta>
</office:document-meta>
</file>